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29715AA618DE3EFE9A5.png" manifest:media-type="image/png"/>
  <manifest:file-entry manifest:full-path="Pictures/100002010000013D0000034F8BB952A982DB68EE.png" manifest:media-type="image/png"/>
  <manifest:file-entry manifest:full-path="Pictures/1000020100000154000002A32BED2FD7A0461C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7.3cm" svg:height="14.493cm" svg:x="19.7cm" svg:y="5.396cm">
          <draw:image xlink:href="Pictures/1000020100000154000002A32BED2FD7A0461CD1.png" xlink:type="simple" xlink:show="embed" xlink:actuate="onLoad">
            <text:p/>
          </draw:image>
        </draw:frame>
        <draw:frame draw:style-name="gr1" draw:text-style-name="P1" draw:layer="layout" svg:width="7.1cm" svg:height="18.974cm" svg:x="12.6cm" svg:y="1.3cm">
          <draw:image xlink:href="Pictures/100002010000013D0000034F8BB952A982DB68EE.png" xlink:type="simple" xlink:show="embed" xlink:actuate="onLoad">
            <text:p/>
          </draw:image>
        </draw:frame>
        <draw:frame draw:style-name="gr1" draw:text-style-name="P1" draw:layer="layout" svg:width="12.016cm" svg:height="15.53cm" svg:x="0.848cm" svg:y="2.6cm">
          <draw:image xlink:href="Pictures/10000201000002010000029715AA618DE3EFE9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1:09:40.232759751</meta:creation-date>
    <meta:print-date>2018-05-17T11:14:16.852816239</meta:print-date>
    <dc:date>2018-05-17T11:15:20.030881819</dc:date>
    <meta:editing-duration>PT5M40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